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681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ykres" table:style-name="ta1">
        <table:shapes>
          <draw:frame draw:z-index="0" draw:style-name="gr1" draw:text-style-name="P1" svg:width="6.2988in" svg:height="3.5429in" svg:x="0.0394in" svg:y="0.0394in">
            <draw:object draw:notify-on-update-of-ranges="wykres.A1:wykres.A1 wykres.A2:wykres.A7 wykres.B1:wykres.B1 wykres.B2:wykres.B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zedział wiekowy</text:p>
          </table:table-cell>
          <table:table-cell office:value-type="string" calcext:value-type="string">
            <text:p>Ilosć</text:p>
          </table:table-cell>
        </table:table-row>
        <table:table-row table:style-name="ro1">
          <table:table-cell office:value-type="string" calcext:value-type="string">
            <text:p>20-2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30-3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40-4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50-5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60-6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70-79</text:p>
          </table:table-cell>
          <table:table-cell office:value-type="float" office:value="22" calcext:value-type="float">
            <text:p>22</text:p>
          </table:table-cell>
        </table:table-row>
      </table:table>
      <table:named-expressions/>
      <table:database-ranges>
        <table:database-range table:name="__Anonymous_Sheet_DB__0" table:target-range-address="wykres.A1:wykres.B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07T11:44:39.316775812</dc:date>
    <meta:editing-duration>PT1M14S</meta:editing-duration>
    <meta:editing-cycles>2</meta:editing-cycles>
    <meta:generator>LibreOffice/7.3.7.2$Linux_X86_64 LibreOffice_project/30$Build-2</meta:generator>
    <meta:document-statistic meta:table-count="1" meta:cell-count="1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139cm" svg:y="0.316cm" chart:style-name="ch2">
          <text:p>Liczba osób w danym wieku</text:p>
        </chart:title>
        <chart:legend chart:legend-position="end" svg:x="14.504cm" svg:y="4.201cm" style:legend-expansion="high" chart:style-name="ch3"/>
        <chart:plot-area chart:style-name="ch4" table:cell-range-address="wykres.A1:wykres.B7" chart:data-source-has-labels="both" svg:x="1.331cm" svg:y="1.275cm" svg:width="12.853cm" svg:height="6.564cm">
          <chart:coordinate-region svg:x="1.952cm" svg:y="1.474cm" svg:width="12.232cm" svg:height="5.718cm"/>
          <chart:axis chart:dimension="x" chart:name="primary-x" chart:style-name="ch5" chartooo:axis-type="auto">
            <chartooo:date-scale/>
            <chart:title svg:x="6.562cm" svg:y="8.019cm" chart:style-name="ch6">
              <text:p>Przedział wieku</text:p>
            </chart:title>
            <chart:categories table:cell-range-address="wykres.A2:wykres.A7"/>
          </chart:axis>
          <chart:axis chart:dimension="y" chart:name="primary-y" chart:style-name="ch7">
            <chart:title svg:x="0.451cm" svg:y="4.945cm" chart:style-name="ch8">
              <text:p>Ilość</text:p>
            </chart:title>
            <chart:grid chart:style-name="ch9" chart:class="major"/>
          </chart:axis>
          <chart:series chart:style-name="ch10" chart:values-cell-range-address="wykres.B2:wykres.B7" chart:label-cell-address="wykres.B1:wykres.B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losć</text:p>
                <draw:g>
                  <svg:desc>wykres.B1:wykre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-29</text:p>
                <draw:g>
                  <svg:desc>wykres.A2:wykres.A7</svg:desc>
                </draw:g>
              </table:table-cell>
              <table:table-cell office:value-type="float" office:value="62">
                <text:p>62</text:p>
                <draw:g>
                  <svg:desc>wykres.B2:wykres.B7</svg:desc>
                </draw:g>
              </table:table-cell>
            </table:table-row>
            <table:table-row>
              <table:table-cell office:value-type="string">
                <text:p>30-3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0-4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0-5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0-6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0-79</text:p>
              </table:table-cell>
              <table:table-cell office:value-type="float" office:value="22">
                <text:p>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